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0a4e" officeooo:paragraph-rsid="000d0a4e"/>
    </style:style>
    <style:style style:name="P2" style:family="paragraph" style:parent-style-name="Standard">
      <style:text-properties officeooo:rsid="000e0ba9" officeooo:paragraph-rsid="000e0ba9"/>
    </style:style>
    <style:style style:name="P3" style:family="paragraph">
      <style:paragraph-properties fo:text-align="center"/>
    </style:style>
    <style:style style:name="P4" style:family="paragraph">
      <style:text-properties fo:font-size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531cm" fo:min-width="3.5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506cm" fo:min-width="0.5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863cm" fo:min-width="2.3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901cm" fo:min-width="0.9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2.224cm" fo:min-width="0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808cm" fo:min-width="0.7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594cm" fo:min-width="1.7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2.434cm" fo:min-width="5.1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741cm" fo:min-width="1.1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2.275cm" fo:min-width="6.0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923cm" fo:min-width="0.8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1.034cm" fo:min-width="1.5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2.593cm" fo:min-width="4.8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774cm" fo:min-width="2.4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1.552cm" fo:min-width="0.9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2.064cm" fo:min-width="6.05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1.344cm" fo:min-width="1.0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2.381cm" fo:min-width="4.8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1.529cm" fo:min-width="1.1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1.27cm" fo:min-width="3.7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textarea-horizontal-align="justify" draw:textarea-vertical-align="middle" draw:auto-grow-height="false" fo:min-height="2.062cm" fo:min-width="1.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textarea-horizontal-align="justify" draw:textarea-vertical-align="middle" draw:auto-grow-height="false" fo:min-height="1.998cm" fo:min-width="5.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justify" draw:textarea-vertical-align="middle" draw:auto-grow-height="false" fo:min-height="3.891cm" fo:min-width="7.8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4.445cm" fo:min-width="13.2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textarea-horizontal-align="justify" draw:textarea-vertical-align="middle" draw:auto-grow-height="false" fo:min-height="2.318cm" fo:min-width="9.1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Algorytm- <text:s/>zestaw kroków prowadzących do rozwiązywania zadania</text:p>
      <text:p text:style-name="P1"/>
      <text:p text:style-name="P1">2.</text:p>
      <text:p text:style-name="P1">-Dane wejściowe</text:p>
      <text:p text:style-name="P1">-Precyzyjnie zdefiniowane kroki</text:p>
      <text:p text:style-name="P1">-Rezultat końcowy</text:p>
      <text:p text:style-name="P1">-dane wyjściowe uzależnione od danych wejściowych</text:p>
      <text:p text:style-name="P1"/>
      <text:p text:style-name="P1">3.</text:p>
      <text:p text:style-name="P1"><draw:custom-shape text:anchor-type="paragraph" draw:z-index="0" draw:name="Kształt 1" draw:style-name="gr25" svg:width="10.161cm" svg:height="3.282cm" svg:x="2.944cm" svg:y="0.203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</text:p>
      <text:p text:style-name="P1"><draw:custom-shape text:anchor-type="paragraph" draw:z-index="1" draw:name="Kształt 2" draw:style-name="gr24" svg:width="13.256cm" svg:height="4.446cm" svg:x="0.854cm" svg:y="0.415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</text:p>
      <text:p text:style-name="P1"/>
      <text:p text:style-name="P1"><draw:custom-shape text:anchor-type="paragraph" draw:z-index="2" draw:name="Kształt 3" draw:style-name="gr23" svg:width="12.965cm" svg:height="3.89cm" svg:x="0.907cm" svg:y="0.118cm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</text:p>
      <text:p text:style-name="P1"><draw:custom-shape text:anchor-type="paragraph" draw:z-index="3" draw:name="Kształt 4" draw:style-name="gr22" svg:width="10.637cm" svg:height="3.996cm" svg:x="2.071cm" svg:y="0.30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custom-shape text:anchor-type="paragraph" draw:z-index="4" draw:name="Kształt 5" draw:style-name="gr21" svg:width="3.678cm" svg:height="2.356cm" svg:x="0.88cm" svg:y="-0.4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7.</text:p>
      <text:p text:style-name="P2"/>
      <text:p text:style-name="P2"/>
      <text:p text:style-name="P2"/>
      <text:p text:style-name="P2">8.</text:p>
      <text:p text:style-name="P2"><draw:custom-shape text:anchor-type="paragraph" draw:z-index="5" draw:name="Kształt 6" draw:style-name="gr20" svg:width="4.208cm" svg:height="1.8cm" svg:x="6.013cm" svg:y="0.132cm"><text:p text:style-name="P3">Start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"/>
      <text:p text:style-name="P2"/>
      <text:p text:style-name="P2"/>
      <text:p text:style-name="P2"><draw:custom-shape text:anchor-type="paragraph" draw:z-index="6" draw:name="Kształt 7" draw:style-name="gr19" svg:width="2.223cm" svg:height="1.747cm" svg:x="6.966cm" svg:y="0.106cm"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/>
      <text:p text:style-name="P2"><draw:custom-shape text:anchor-type="paragraph" draw:z-index="7" draw:name="Kształt 8" draw:style-name="gr18" svg:width="4.869cm" svg:height="2.382cm" svg:x="5.563cm" svg:y="0.572cm"><text:p text:style-name="P3">Wczytaj N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name="Kształt 9" draw:style-name="gr17" svg:width="2.065cm" svg:height="1.535cm" svg:x="6.966cm" svg:y="3.16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Kształt 10" draw:style-name="gr16" svg:width="6.06cm" svg:height="2.065cm" svg:x="5.008cm" svg:y="4.831cm"><text:p text:style-name="P3">Wynik = 0</text:p><text:p text:style-name="P3">i = 0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name="Kształt 11" draw:style-name="gr15" svg:width="1.826cm" svg:height="1.773cm" svg:x="7.071cm" svg:y="7.10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Kształt 12" draw:style-name="gr14" svg:width="4.869cm" svg:height="3.546cm" svg:x="5.563cm" svg:y="8.985cm"><text:p text:style-name="P3">i&lt;n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2" draw:name="Kształt 13" draw:style-name="gr13" svg:width="4.843cm" svg:height="2.594cm" svg:x="-1.236cm" svg:y="9.409cm"><text:p text:style-name="P3">Wynik = wynik / n </text:p><text:p text:style-name="P3">Wypisz wynik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Kształt 14" draw:style-name="gr12" svg:width="1.8cm" svg:height="2.065cm" svg:x="3.764cm" svg:y="9.77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name="Kształt 15" draw:style-name="gr11" svg:width="1.773cm" svg:height="2.197cm" svg:x="7.177cm" svg:y="12.53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Kształt 16" draw:style-name="gr10" svg:width="6.033cm" svg:height="2.276cm" svg:x="5.219cm" svg:y="14.594cm"><text:p text:style-name="P3">Wczytaj a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name="Kształt 17" draw:style-name="gr9" draw:text-style-name="P4" svg:width="2.333cm" svg:height="1.989cm" svg:x="6.86cm" svg:y="17.0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Kształt 18" draw:style-name="gr8" svg:width="5.107cm" svg:height="2.435cm" svg:x="5.643cm" svg:y="38.225cm"><text:p text:style-name="P3">wynik=wynik+a </text:p><text:p text:style-name="P3">i=i+1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name="Kształt 19" draw:style-name="gr7" svg:width="2.038cm" svg:height="1.191cm" svg:x="11.675cm" svg:y="19.8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name="Kształt 20" draw:style-name="gr6" svg:width="1.509cm" svg:height="2.065cm" svg:x="13.607cm" svg:y="17.38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Kształt 21" draw:style-name="gr5" svg:width="1.588cm" svg:height="2.541cm" svg:x="13.686cm" svg:y="14.18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Kształt 22" draw:style-name="gr4" svg:width="1.853cm" svg:height="2.17cm" svg:x="13.633cm" svg:y="11.54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Kształt 23" draw:style-name="gr3" svg:width="2.7cm" svg:height="1.721cm" svg:x="10.934cm" svg:y="9.82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3" draw:name="Kształt 24" draw:style-name="gr2" svg:width="1.191cm" svg:height="1.721cm" svg:x="0.589cm" svg:y="12.5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name="Kształt 25" draw:style-name="gr1" svg:width="3.943cm" svg:height="2.17cm" svg:x="-1.051cm" svg:y="14.743cm"><text:p text:style-name="P3">Stop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9T15:35:31.946000000</meta:creation-date>
    <dc:date>2023-11-29T16:00:10.271000000</dc:date>
    <meta:editing-duration>PT2M11S</meta:editing-duration>
    <meta:editing-cycles>1</meta:editing-cycles>
    <meta:document-statistic meta:table-count="0" meta:image-count="0" meta:object-count="0" meta:page-count="3" meta:paragraph-count="14" meta:word-count="28" meta:character-count="230" meta:non-whitespace-character-count="174"/>
    <meta:generator>LibreOffice/7.2.0.4$Windows_X86_64 LibreOffice_project/9a9c6381e3f7a62afc1329bd359cc48accb6435b</meta:generator>
  </office:meta>
</office:document-meta>
</file>